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15.7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48.26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7.8mm"/>
    </style:style>
    <style:style style:name="co9" style:family="table-column">
      <style:table-column-properties fo:break-before="auto" style:column-width="44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1.75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98.87mm"/>
    </style:style>
    <style:style style:name="co21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20" table:default-cell-style-name="ce10"/>
        <table:table-column table:style-name="co18" table:number-columns-repeated="1002" table:default-cell-style-name="ce10"/>
        <table:table-column table:style-name="co21" table:default-cell-style-name="ce10"/>
        <table:table-row table:style-name="ro1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9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1" office:value-type="string" calcext:value-type="string">
            <text:p>rohan_face_younger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Woodmen_Master_Axeman</text:p>
          </table:table-cell>
          <table:table-cell table:style-name="ce6" office:value-type="string" calcext:value-type="string">
            <text:p>Woodmen_Master_Axemen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2|knows_power_strike_4|knows_ironflesh_4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1|knows_ironflesh_1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Expert_Huntsman_of_Mirkwood</text:p>
          </table:table-cell>
          <table:table-cell table:style-name="ce6" office:value-type="string" calcext:value-type="string">
            <text:p>Expert_Huntsmen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beorn_battle_axe,itm_beorn_axe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athletics_4|knows_power_draw_3|knows_power_strike_3|knows_ironflesh_4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staff,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strike_1|knows_ironflesh_1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beor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a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a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a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ale_sword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|knows_shield_2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strike_3|knows_ironflesh_4|knows_shield_3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itm_dale_helmet_b,</text:p>
          </table:table-cell>
          <table:table-cell table:style-name="ce18" office:value-type="string" calcext:value-type="string">
            <text:p>itm_beorn_berser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itm_dale_sword_long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3|knows_ironflesh_6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vaegir_face_younger_1</text:p>
          </table:table-cell>
          <table:table-cell table:style-name="ce31" office:value-type="string" calcext:value-type="string">
            <text:p>vaegir_face_middle_2</text:p>
          </table:table-cell>
          <table:table-cell table:style-name="ce33"/>
          <table:table-cell table:style-name="ce7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pike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middle_2</text:p>
          </table:table-cell>
          <table:table-cell table:style-name="ce33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short_bow,</text:p>
          </table:table-cell>
          <table:table-cell table:style-name="ce18" office:value-type="string" calcext:value-type="string">
            <text:p>itm_dale_swor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ironflesh_1|knows_power_draw_1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Laketown_Bowman</text:p>
          </table:table-cell>
          <table:table-cell table:style-name="ce6" office:value-type="string" calcext:value-type="string">
            <text:p>Laketown_Bowmen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d,itm_dale_helmet_c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_of_Esgaroth</text:p>
          </table:table-cell>
          <table:table-cell table:style-name="ce6" office:value-type="string" calcext:value-type="string">
            <text:p>Barding_Bowmen_of_Esgaroth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c,</text:p>
          </table:table-cell>
          <table:table-cell table:style-name="ce18" office:value-type="string" calcext:value-type="string">
            <text:p>itm_dale_armor_h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40)|wp(200)</text:p>
          </table:table-cell>
          <table:table-cell table:style-name="ce29" office:value-type="string" calcext:value-type="string">
            <text:p>knows_ironflesh_2|knows_power_draw_4|knows_power_strike_1|knows_athletics_3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Warrio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Warrior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a,itm_dale_helmet_b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Marchwarden_of_Dale</text:p>
          </table:table-cell>
          <table:table-cell table:style-name="ce6" office:value-type="string" calcext:value-type="string">
            <text:p>Marchwardens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a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itm_dale_pike,</text:p>
          </table:table-cell>
          <table:table-cell table:style-name="ce18" office:value-type="string" calcext:value-type="string">
            <text:p>itm_dale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1" office:value-type="string" calcext:value-type="string">
            <text:p>vaegir_face_middle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a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a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office:value-type="string" calcext:value-type="string">
            <text:p>itm_dale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h,itm_dale_armor_i,itm_dale_armor_j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1" office:value-type="string" calcext:value-type="string">
            <text:p>vaegir_face_middle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Merchant_Squire_of_Dale</text:p>
          </table:table-cell>
          <table:table-cell table:style-name="ce6" office:value-type="string" calcext:value-type="string">
            <text:p>Merchant_Squires_of_Dale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f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f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3|knows_ironflesh_2|knows_power_strike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Girion's_Guard_of_Dale</text:p>
          </table:table-cell>
          <table:table-cell table:style-name="ce6" office:value-type="string" calcext:value-type="string">
            <text:p>Girion's_Guards_of_Dale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f,</text:p>
          </table:table-cell>
          <table:table-cell table:style-name="ce18" office:value-type="string" calcext:value-type="string">
            <text:p>itm_dale_armor_k,itm_dale_armor_l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4|knows_shield_2|knows_ironflesh_3|knows_power_strike_2</text:p>
          </table:table-cell>
          <table:table-cell table:style-name="ce31" office:value-type="string" calcext:value-type="string">
            <text:p>vaegir_face_middle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riding_3|knows_power_draw_2|knows_horse_archery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riding_5|knows_power_draw_3|knows_ironflesh_1|knows_horse_archery_4|knows_power_throw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ironflesh_1|knows_power_throw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power_strike_1|knows_shield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power_strike_1|knows_ironflesh_1|knows_power_throw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adz,itm_dwarf_mattock,itm_dwarf_sword_a,itm_dwarf_hand_axe,</text:p>
          </table:table-cell>
          <table:table-cell table:style-name="ce19" office:value-type="string" calcext:value-type="string">
            <text:p>itm_dwarf_shield_a,itm_dwarf_shield_b,</text:p>
          </table:table-cell>
          <table:table-cell table:style-name="ce19"/>
          <table:table-cell table:style-name="ce30" office:value-type="string" calcext:value-type="string">
            <text:p>attr_dwarf_tier_1</text:p>
          </table:table-cell>
          <table:table-cell table:style-name="ce30" office:value-type="string" calcext:value-type="string">
            <text:p>wp_dwarf_tier_1</text:p>
          </table:table-cell>
          <table:table-cell table:style-name="ce30" office:value-type="string" calcext:value-type="string">
            <text:p>knows_common_dwarf|knows_ironflesh_1|knows_power_strike_1</text:p>
          </table:table-cell>
          <table:table-cell table:style-name="ce32" office:value-type="string" calcext:value-type="string">
            <text:p>dwarf_face_2</text:p>
          </table:table-cell>
          <table:table-cell table:style-name="ce32" office:value-type="string" calcext:value-type="string">
            <text:p>dwarf_face_3</text:p>
          </table:table-cell>
          <table:table-cell table:style-name="ce34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adz,itm_dwarf_mattock,itm_dwarf_sword_a,itm_dwarf_hand_axe,</text:p>
          </table:table-cell>
          <table:table-cell table:style-name="ce19" office:value-type="string" calcext:value-type="string">
            <text:p>itm_dwarf_throwing_axe,itm_dwarf_shield_f,itm_dwarf_shield_j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1|knows_power_throw_2|knows_ironflesh_1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adz,itm_dwarf_mattock,itm_dwarf_sword_a,</text:p>
          </table:table-cell>
          <table:table-cell table:style-name="ce19" office:value-type="string" calcext:value-type="string">
            <text:p>itm_dwarf_throwing_axe,itm_dwarf_shield_g,itm_dwarf_shield_k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2|knows_power_throw_2|knows_ironflesh_3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throwing_axe,itm_dwarf_shield_f,itm_dwarf_shield_j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f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4|knows_power_strike_5|knows_ironflesh_4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office:value-type="string" calcext:value-type="string">
            <text:p>itm_dwarf_shield_f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number-columns-repeated="2" table:style-name="ce32" office:value-type="string" calcext:value-type="string">
            <text:p>dwarf_face_7</text:p>
          </table:table-cell>
          <table:table-cell table:style-name="ce34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itm_dwarf_hand_axe,</text:p>
          </table:table-cell>
          <table:table-cell table:style-name="ce19" office:value-type="string" calcext:value-type="string">
            <text:p>itm_dwarf_throwing_axe,itm_dwarf_shield_f,itm_dwarf_shield_j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throw_2|knows_power_strike_5|knows_ironflesh_3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adz,itm_dwarf_mattock,itm_dwarf_hand_axe,</text:p>
          </table:table-cell>
          <table:table-cell table:style-name="ce19" office:value-type="string" calcext:value-type="string">
            <text:p>itm_dwarf_throwing_axe,itm_dwarf_shield_g,itm_dwarf_shield_k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throw_4|knows_power_strike_6|knows_ironflesh_4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itm_dwarf_war_pick,itm_dwarf_great_mattock,itm_dwarf_great_axe,</text:p>
          </table:table-cell>
          <table:table-cell table:style-name="ce19" office:value-type="string" calcext:value-type="string">
            <text:p>itm_dwarf_throwing_axe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2" office:value-type="string" calcext:value-type="string">
            <text:p>dwarf_face_7</text:p>
          </table:table-cell>
          <table:table-cell table:style-name="ce34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draw_1|knows_power_strike_1|knows_ironflesh_1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draw_2|knows_power_strike_2|knows_ironflesh_1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draw_3|knows_power_strike_2|knows_ironflesh_2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ood, itm_dwarf_helm_coif, itm_dwarf_miner,  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ood, itm_dwarf_helm_coif, itm_dwarf_miner, <text:s/>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warven_archer</text:p>
          </table:table-cell>
          <table:table-cell table:style-name="ce8" office:value-type="string" calcext:value-type="string">
            <text:p>Archer-dwarf</text:p>
          </table:table-cell>
          <table:table-cell table:style-name="ce8" office:value-type="string" calcext:value-type="string">
            <text:p>Archer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horn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draw_4|knows_power_strike_2|knows_ironflesh_2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archer&quot;,&quot;Archer-dwarf&quot;,&quot;Archer-dwarves&quot;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" calcext:value-type="string">
            <text:p>["dwarven_archer","Archer-dwarf","Archer-dwarves"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marksman_of_ravenhill</text:p>
          </table:table-cell>
          <table:table-cell table:style-name="ce8" office:value-type="string" calcext:value-type="string">
            <text:p>Marks-dwarf_of_Ravenhill</text:p>
          </table:table-cell>
          <table:table-cell table:style-name="ce8" office:value-type="string" calcext:value-type="string">
            <text:p>Marks-dwarves_of_Ravenhill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/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horn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draw_5|knows_power_strike_3|knows_ironflesh_3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marksman_of_ravenhill&quot;,&quot;Marks-dwarf_of_Ravenhill&quot;,&quot;Marks-dwarves_of_Ravenhill&quot;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" calcext:value-type="string">
            <text:p>["marksman_of_ravenhill","Marks-dwarf_of_Ravenhill","Marks-dwarves_of_Ravenhill"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itm_dwarf_sword_a,</text:p>
          </table:table-cell>
          <table:table-cell table:style-name="ce19" office:value-type="string" calcext:value-type="string">
            <text:p>itm_dwarf_shield_c,itm_dwarf_shield_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2|knows_ironflesh_1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adz,itm_dwarf_mattock,itm_dwarf_sword_a,</text:p>
          </table:table-cell>
          <table:table-cell table:style-name="ce19" office:value-type="string" calcext:value-type="string">
            <text:p>itm_dwarf_shield_g,itm_dwarf_shield_k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great_pick,itm_dwarf_war_pick,itm_dwarf_great_mattock,</text:p>
          </table:table-cell>
          <table:table-cell table:style-name="ce19" table:number-columns-repeated="2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/>
          <table:table-cell table:style-name="ce19" office:value-type="string" calcext:value-type="string">
            <text:p>itm_dwarf_great_pick,itm_dwarf_war_pick,itm_dwarf_great_mattock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5</text:p>
          </table:table-cell>
          <table:table-cell table:number-columns-repeated="2" table:style-name="ce32" office:value-type="string" calcext:value-type="string">
            <text:p>dwarf_face_7</text:p>
          </table:table-cell>
          <table:table-cell table:style-name="ce34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6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8"/>
          <table:table-cell table:style-name="ce9" table:number-columns-repeated="5"/>
          <table:table-cell table:style-name="ce38"/>
          <table:table-cell table:style-name="ce38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40" table:number-columns-repeated="1003"/>
        </table:table-row>
        <table:table-row table:style-name="ro1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8"/>
          <table:table-cell table:style-name="ce3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5|knows_power_strike_5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8"/>
          <table:table-cell table:style-name="ce3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strike_1|knows_riding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4|knows_shield_3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6|knows_shield_4|knows_power_strike_6|knows_ironflesh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8"/>
          <table:table-cell table:style-name="ce38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40" table:number-columns-repeated="1003"/>
        </table:table-row>
        <table:table-row table:style-name="ro1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draw_2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(250)</text:p>
          </table:table-cell>
          <table:table-cell table:style-name="ce29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melee(320)|wp_throwing(300)|wp_archery(380)</text:p>
          </table:table-cell>
          <table:table-cell table:style-name="ce29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7</text:p>
          </table:table-cell>
          <table:table-cell table:style-name="ce29" office:value-type="string" calcext:value-type="string">
            <text:p>wp_tier_7</text:p>
          </table:table-cell>
          <table:table-cell table:style-name="ce29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throw_3|knows_athletics_1|knows_power_strike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throw_4|knows_athletics_3|knows_power_strike_3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4|knows_power_throw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wo_handed(320)|wp(200)</text:p>
          </table:table-cell>
          <table:table-cell table:style-name="ce29" office:value-type="string" calcext:value-type="string">
            <text:p>knows_common|knows_athletics_5|knows_power_strike_7|knows_ironflesh_5|knows_power_throw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8"/>
          <table:table-cell table:style-name="ce38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2|knows_power_throw_2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5|knows_power_draw_5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38"/>
          <table:table-cell table:style-name="ce38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|knows_power_throw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4|knows_power_strike_4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strike_5|knows_ironflesh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power_strike_6|knows_ironflesh_7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38"/>
          <table:table-cell table:style-name="ce38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3|knows_power_throw_1|knows_power_strike_3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Spearman_of_Pinnath_Gelin</text:p>
          </table:table-cell>
          <table:table-cell table:style-name="ce6" office:value-type="string" calcext:value-type="string">
            <text:p>Spearmen_of_Pinnath_Geli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footman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pear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s_of_Pinnath_Geli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itm_gondor_sword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one_handed(200)|wp_two_handed(200)|wp_polearm(320)</text:p>
          </table:table-cell>
          <table:table-cell table:style-name="ce29" office:value-type="string" calcext:value-type="string">
            <text:p>knows_common|knows_athletics_5|knows_power_throw_3|knows_power_strike_6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itm_gondor_short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pear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3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Captain_of_Blackroot_Vale</text:p>
          </table:table-cell>
          <table:table-cell table:style-name="ce6" office:value-type="string" calcext:value-type="string">
            <text:p>Captains_of_Blackroot_Vale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2|knows_power_strike_2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3|knows_power_strike_3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4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4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(360)</text:p>
          </table:table-cell>
          <table:table-cell table:style-name="ce29" office:value-type="string" calcext:value-type="string">
            <text:p>knows_common|knows_riding_8|knows_shield_4|knows_power_strike_8|knows_ironflesh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draw_4|knows_ironflesh_1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3|knows_ironflesh_3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7|knows_shield_1|knows_power_draw_6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athletics_4|knows_power_draw_4|knows_power_strike_2|knows_ironflesh_3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3|knows_power_strike_5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5|knows_power_draw_6|knows_power_strike_8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5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6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3|knows_power_draw_3|knows_power_strike_7|knows_ironflesh_10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2|knows_ironflesh_1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5|knows_power_strike_3|knows_ironflesh_3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3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3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3|knows_power_strike_5|knows_ironflesh_5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4|knows_power_draw_6|knows_power_strike_4|knows_ironflesh_10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strike_2|knows_power_draw_3|knows_power_strike_4|knows_ironflesh_1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5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4|knows_power_strike_3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4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4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5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5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6|knows_power_strike_7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5|knows_athletics_5|knows_power_draw_5|knows_power_strike_6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3|knows_power_draw_6|knows_power_strike_6|knows_ironflesh_10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1|knows_ironflesh_1</text:p>
          </table:table-cell>
          <table:table-cell table:style-name="ce31" office:value-type="string" calcext:value-type="string">
            <text:p>arnor_face_middle_1</text:p>
          </table:table-cell>
          <table:table-cell table:style-name="ce31" office:value-type="string" calcext:value-type="string">
            <text:p>arnor_face_middle_2</text:p>
          </table:table-cell>
          <table:table-cell table:style-name="ce33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draw_3|knows_power_strike_4|knows_ironflesh_1</text:p>
          </table:table-cell>
          <table:table-cell table:style-name="ce31" office:value-type="string" calcext:value-type="string">
            <text:p>arnor_face_middle_1</text:p>
          </table:table-cell>
          <table:table-cell table:style-name="ce31" office:value-type="string" calcext:value-type="string">
            <text:p>arnor_face_middle_2</text:p>
          </table:table-cell>
          <table:table-cell table:style-name="ce33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1" office:value-type="string" calcext:value-type="string">
            <text:p>arnor_face_middle_1</text:p>
          </table:table-cell>
          <table:table-cell table:style-name="ce31" office:value-type="string" calcext:value-type="string">
            <text:p>arnor_face_middle_2</text:p>
          </table:table-cell>
          <table:table-cell table:style-name="ce33"/>
          <table:table-cell table:style-name="ce7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6|knows_ironflesh_4</text:p>
          </table:table-cell>
          <table:table-cell table:style-name="ce31" office:value-type="string" calcext:value-type="string">
            <text:p>arnor_face_middle_1</text:p>
          </table:table-cell>
          <table:table-cell table:style-name="ce31" office:value-type="string" calcext:value-type="string">
            <text:p>arnor_face_middle_2</text:p>
          </table:table-cell>
          <table:table-cell table:style-name="ce33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65" office:value-type="string" calcext:value-type="string">
            <text:p>knows_common|knows_athletics_5|knows_power_draw_5|knows_power_strike_7|knows_ironflesh_6</text:p>
          </table:table-cell>
          <table:table-cell table:style-name="ce31" office:value-type="string" calcext:value-type="string">
            <text:p>arnor_face_older_1</text:p>
          </table:table-cell>
          <table:table-cell table:style-name="ce31" office:value-type="string" calcext:value-type="string">
            <text:p>arnor_face_older_2</text:p>
          </table:table-cell>
          <table:table-cell table:style-name="ce33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4|knows_athletics_4|knows_power_draw_3|knows_power_strike_6|knows_ironflesh_4</text:p>
          </table:table-cell>
          <table:table-cell table:style-name="ce31" office:value-type="string" calcext:value-type="string">
            <text:p>arnor_face_older_1</text:p>
          </table:table-cell>
          <table:table-cell table:style-name="ce31" office:value-type="string" calcext:value-type="string">
            <text:p>arnor_face_older_2</text:p>
          </table:table-cell>
          <table:table-cell table:style-name="ce33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7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5|knows_athletics_5|knows_power_strike_7|knows_ironflesh_5|knows_power_draw_6</text:p>
          </table:table-cell>
          <table:table-cell table:style-name="ce31" office:value-type="string" calcext:value-type="string">
            <text:p>arnor_face_older_1</text:p>
          </table:table-cell>
          <table:table-cell table:style-name="ce31" office:value-type="string" calcext:value-type="string">
            <text:p>arnor_face_older_2</text:p>
          </table:table-cell>
          <table:table-cell table:style-name="ce33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4|knows_power_strike_4|knows_ironflesh_4</text:p>
          </table:table-cell>
          <table:table-cell table:style-name="ce31" office:value-type="string" calcext:value-type="string">
            <text:p>arnor_face_middle_1</text:p>
          </table:table-cell>
          <table:table-cell table:style-name="ce31" office:value-type="string" calcext:value-type="string">
            <text:p>arnor_face_middle_2</text:p>
          </table:table-cell>
          <table:table-cell table:style-name="ce33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1" office:value-type="string" calcext:value-type="string">
            <text:p>arnor_face_older_1</text:p>
          </table:table-cell>
          <table:table-cell table:style-name="ce31" office:value-type="string" calcext:value-type="string">
            <text:p>arnor_face_older_2</text:p>
          </table:table-cell>
          <table:table-cell table:style-name="ce33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1" office:value-type="string" calcext:value-type="string">
            <text:p>arnor_face_older_1</text:p>
          </table:table-cell>
          <table:table-cell table:style-name="ce31" office:value-type="string" calcext:value-type="string">
            <text:p>arnor_face_older_2</text:p>
          </table:table-cell>
          <table:table-cell table:style-name="ce33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1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rohan_face_younger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4|knows_power_strike_4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2|knows_power_throw_6|knows_power_strike_6|knows_ironflesh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3|knows_power_throw_2|knows_power_strike_6|knows_ironflesh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4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shield_2|knows_power_strike_6|knows_ironflesh_6</text:p>
          </table:table-cell>
          <table:table-cell table:style-name="ce31" office:value-type="string" calcext:value-type="string">
            <text:p>rohan_face_old_1</text:p>
          </table:table-cell>
          <table:table-cell table:style-name="ce31" office:value-type="string" calcext:value-type="string">
            <text:p>rohan_face_older_2</text:p>
          </table:table-cell>
          <table:table-cell table:style-name="ce33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2|knows_riding_3|knows_power_draw_2|knows_power_throw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1|knows_power_strike_4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2|knows_power_strike_5|knows_ironflesh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6|knows_ironflesh_6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7|knows_ironflesh_6</text:p>
          </table:table-cell>
          <table:table-cell table:style-name="ce31" office:value-type="string" calcext:value-type="string">
            <text:p>rohan_face_old_1</text:p>
          </table:table-cell>
          <table:table-cell table:style-name="ce31" office:value-type="string" calcext:value-type="string">
            <text:p>rohan_face_older_2</text:p>
          </table:table-cell>
          <table:table-cell table:style-name="ce33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shield_1| knows_riding_1|knows_power_strike_1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1|knows_power_strike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3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shield_3|knows_power_strike_2|knows_ironflesh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3|knows_power_strike_6|knows_ironflesh_6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3|knows_shield_2|knows_power_strike_2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7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5|knows_ironflesh_6|knows_shield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draw_2|knows_ironflesh_1|knows_power_throw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2|knows_power_draw_4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3|knows_ironflesh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4|knows_riding_4|knows_power_draw_3|knows_power_strike_2|knows_ironflesh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5|knows_riding_5|knows_power_strike_2|knows_ironflesh_3|knows_power_draw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1" office:value-type="string" calcext:value-type="string">
            <text:p>far_harad_face1</text:p>
          </table:table-cell>
          <table:table-cell table:style-name="ce31" office:value-type="string" calcext:value-type="string">
            <text:p>far_harad_face2</text:p>
          </table:table-cell>
          <table:table-cell table:style-name="ce33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3|knows_ironflesh_1|knows_power_strike_2</text:p>
          </table:table-cell>
          <table:table-cell table:style-name="ce31" office:value-type="string" calcext:value-type="string">
            <text:p>far_harad_face1</text:p>
          </table:table-cell>
          <table:table-cell table:style-name="ce31" office:value-type="string" calcext:value-type="string">
            <text:p>far_harad_face2</text:p>
          </table:table-cell>
          <table:table-cell table:style-name="ce33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power_throw_4|knows_power_strike_4|knows_ironflesh_3|knows_athletics_3</text:p>
          </table:table-cell>
          <table:table-cell table:style-name="ce31" office:value-type="string" calcext:value-type="string">
            <text:p>far_harad_face1</text:p>
          </table:table-cell>
          <table:table-cell table:style-name="ce31" office:value-type="string" calcext:value-type="string">
            <text:p>far_harad_face2</text:p>
          </table:table-cell>
          <table:table-cell table:style-name="ce33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1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|knows_power_throw_2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c,itm_dun_helm_e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pikeman&quot;,&quot;Dunnish_Pikeman&quot;,&quot;Dunnish_Pikemen&quot;,tf_dunland| tf_randomize_face| tfg_shield| tfg_armor| tfg_boots,0,0,fac_dunland,[itm_gundabad_helm_a,itm_dun_helm_c,itm_dun_helm_e,itm_dunland_armor_b,itm_dunland_armor_c,itm_dunland_armor_d,itm_dunland_armor_e,itm_dunland_armor_g,itm_dunland_armor_h,itm_leather_gloves,itm_dunland_wolfboots,itm_dunnish_pike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shield| tfg_armor| tfg_boots,0,0,fac_dunland,[itm_gundabad_helm_a,itm_dun_helm_c,itm_dun_helm_e,itm_dunland_armor_b,itm_dunland_armor_c,itm_dunland_armor_d,itm_dunland_armor_e,itm_dunland_armor_g,itm_dunland_armor_h,itm_leather_gloves,itm_dunland_wolfboots,itm_dunnish_pike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shield_3|knows_power_strike_3|knows_ironflesh_2|knows_athletics_3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veteran_pikeman&quot;,&quot;Dunnish_Veteran_Pikeman&quot;,&quot;Dunnish_Veteran_Pikemen&quot;,tf_dunland| tf_randomize_face| tfg_shield| tfg_armor| tfg_helm| tfg_boots,0,0,fac_dunland,[itm_gundabad_helm_b,itm_dun_helm_c,itm_dun_helm_e,itm_dunland_armor_i,itm_dunland_armor_j,itm_evil_gauntlets_b,itm_dunland_wolfboots,itm_dunnish_pike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shield| tfg_armor| tfg_helm| tfg_boots,0,0,fac_dunland,[itm_gundabad_helm_b,itm_dun_helm_c,itm_dun_helm_e,itm_dunland_armor_i,itm_dunland_armor_j,itm_evil_gauntlets_b,itm_dunland_wolfboots,itm_dunnish_pike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Rave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|knows_power_throw_4|knows_horse_archery_3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raven_rider&quot;,&quot;Dunnish_Raven_Rider&quot;,&quot;Dunnish_Rave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2,knows_common|knows_riding_2|knows_shield_1|knows_power_strike_1|knows_power_throw_4|knows_horse_archery_3,dunland_face1,dunland_face2]," calcext:value-type="string">
            <text:p>["dunnish_raven_rider","Dunnish_Raven_Rider","Dunnish_Rave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2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b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|knows_power_throw_3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itm_dun_helm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|knows_power_throw_4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itm_dun_helm_b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|knows_power_throw_6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nish_chieftan</text:p>
          </table:table-cell>
          <table:table-cell table:style-name="ce6" office:value-type="string" calcext:value-type="string">
            <text:p>Dunnish_Chieftain</text:p>
          </table:table-cell>
          <table:table-cell table:style-name="ce6" office:value-type="string" calcext:value-type="string">
            <text:p>Dunnish_Chieftain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d,</text:p>
          </table:table-cell>
          <table:table-cell table:style-name="ce18" office:value-type="string" calcext:value-type="string">
            <text:p>itm_dunland_armor_k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_berserker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5|knows_power_strike_4|knows_ironflesh_5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chieftan&quot;,&quot;Dunnish_Chieftain&quot;,&quot;Dunnish_Chieftains&quot;,tf_dunland| tf_randomize_face| tfg_shield| tfg_armor| tfg_helm| tfg_boots,0,0,fac_dunland,[itm_dun_helm_d,itm_dunland_armor_k,itm_evil_gauntlets_a,itm_dunland_wolfboots,itm_dun_berserker,itm_dun_shield_a,itm_dun_shield_b,],attr_evil_tier_5,wp_tier_5,knows_athletics_5|knows_power_strike_4|knows_ironflesh_5,dunland_face1,dunland_face2]," calcext:value-type="string">
            <text:p>["dunnish_chieftan","Dunnish_Chieftain","Dunnish_Chieftains",tf_dunland| tf_randomize_face| tfg_shield| tfg_armor| tfg_helm| tfg_boots,0,0,fac_dunland,[itm_dun_helm_d,itm_dunland_armor_k,itm_evil_gauntlets_a,itm_dunland_wolfboots,itm_dun_berserker,itm_dun_shield_a,itm_dun_shield_b,],attr_evil_tier_5,wp_tier_5,knows_athletics_5|knows_power_strike_4|knows_ironflesh_5,dunland_face1,dunland_face2],</text:p>
          </table:table-cell>
          <table:table-cell table:number-columns-repeated="1003"/>
        </table:table-row>
        <table:table-row table:style-name="ro1">
          <table:table-cell table:style-name="ce7" table:number-columns-repeated="21"/>
          <table:table-cell table:number-columns-repeated="1003"/>
        </table:table-row>
        <table:table-row table:style-name="ro1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1|knows_power_strike_3|knows_ironflesh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5|knows_ironflesh_3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7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2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strike_2|knows_ironflesh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strike_3|knows_ironflesh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throw_4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5|knows_power_throw_2|knows_power_strike_4|knows_ironflesh_4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throw_3|knows_power_strike_5|knows_ironflesh_6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2|knows_power_throw_2|knows_power_strike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itm_umb_armor_a1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corsair_sword,itm_umbar_rapi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itm_corsair_harpoon,</text:p>
          </table:table-cell>
          <table:table-cell table:style-name="ce27" office:value-type="string" calcext:value-type="string">
            <text:p>itm_corsair_sword,itm_umb_shield_a,itm_umb_shield_e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1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draw_2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draw_4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shield_2|knows_power_strike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throw_1|knows_power_strike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2|knows_power_strike_6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s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b,</text:p>
          </table:table-cell>
          <table:table-cell table:style-name="ce18" office:value-type="string" calcext:value-type="string">
            <text:p>itm_umb_armor_f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b,itm_umbar_cutlass,itm_krake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draw_2|knows_power_strike_3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draw_3|knows_power_strike_4|knows_ironflesh_4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</text:p>
          </table:table-cell>
          <table:table-cell table:style-name="ce18" office:value-type="string" calcext:value-type="string">
            <text:p>itm_umb_armor_b,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c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Pike_Master</text:p>
          </table:table-cell>
          <table:table-cell table:style-name="ce6" office:value-type="string" calcext:value-type="string">
            <text:p>Corsair_Pike_Mas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f,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1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throw_1|knows_power_strike_1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2</text:p>
          </table:table-cell>
          <table:table-cell table:style-name="ce33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throw_2|knows_power_strike_3</text:p>
          </table:table-cell>
          <table:table-cell table:style-name="ce31" office:value-type="string" calcext:value-type="string">
            <text:p>orc_face2</text:p>
          </table:table-cell>
          <table:table-cell table:style-name="ce31" office:value-type="string" calcext:value-type="string">
            <text:p>orc_face3</text:p>
          </table:table-cell>
          <table:table-cell table:style-name="ce33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throw_2|knows_power_strike_4</text:p>
          </table:table-cell>
          <table:table-cell table:style-name="ce31" office:value-type="string" calcext:value-type="string">
            <text:p>orc_face4</text:p>
          </table:table-cell>
          <table:table-cell table:style-name="ce31" office:value-type="string" calcext:value-type="string">
            <text:p>orc_face5</text:p>
          </table:table-cell>
          <table:table-cell table:style-name="ce33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throw_3|knows_power_strike_4</text:p>
          </table:table-cell>
          <table:table-cell table:style-name="ce31" office:value-type="string" calcext:value-type="string">
            <text:p>orc_face6</text:p>
          </table:table-cell>
          <table:table-cell table:style-name="ce31" office:value-type="string" calcext:value-type="string">
            <text:p>orc_face7</text:p>
          </table:table-cell>
          <table:table-cell table:style-name="ce33"/>
          <table:table-cell table:style-name="ce7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6|knows_power_strike_4</text:p>
          </table:table-cell>
          <table:table-cell table:style-name="ce31" office:value-type="string" calcext:value-type="string">
            <text:p>orc_face8</text:p>
          </table:table-cell>
          <table:table-cell table:style-name="ce31" office:value-type="string" calcext:value-type="string">
            <text:p>orc_face9</text:p>
          </table:table-cell>
          <table:table-cell table:style-name="ce33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7|knows_power_strike_5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3|knows_horse_archery_4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power_throw_5|knows_power_strike_4|knows_horse_archery_5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7" table:number-columns-repeated="21"/>
          <table:table-cell table:number-columns-repeated="1003"/>
        </table:table-row>
        <table:table-row table:style-name="ro1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draw_3|knows_power_strike_2|knows_ironflesh_2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4|knows_power_draw_4|knows_power_strike_2|knows_ironflesh_5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athletics_7|knows_power_strike_6|knows_ironflesh_10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1|knows_power_strike_1|knows_ironflesh_2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2|knows_power_strike_2|knows_ironflesh_3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6|knows_ironflesh_6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2|knows_power_strike_5|knows_ironflesh_10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3|knows_power_strike_1|knows_ironflesh_2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snaga_of_mordor&quot;,&quot;Uruk_Snaga_of_Mordor&quot;,&quot;Uruk_Snagas_of_Mordor&quot;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heavy_c,itm_m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4|knows_power_strike_2|knows_ironflesh_3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of_mordor&quot;,&quot;Uruk_of_Mordor&quot;,&quot;Uruks_of_Mordor&quot;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heavy_e,itm_m_uruk_heavy_f,itm_m_uruk_heavy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strike_3|knows_ironflesh_4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h,itm_m_uruk_heavy_i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power_throw_3|knows_ironflesh_4|knows_shield_2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e,itm_m_uruk_heavy_f,itm_m_uruk_heavy_g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1|knows_athletics_6|knows_power_strike_5|knows_ironflesh_6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h,itm_m_uruk_heavy_i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1|knows_athletics_7|knows_power_strike_7|knows_power_draw_4|knows_ironflesh_7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j,itm_m_uruk_heavy_k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9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h,itm_m_uruk_heavy_i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10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58)</text:p>
          </table:table-cell>
          <table:table-cell table:style-name="ce29" office:value-type="string" calcext:value-type="string">
            <text:p>wp(75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1" office:value-type="string" calcext:value-type="string">
            <text:p>troll_face1</text:p>
          </table:table-cell>
          <table:table-cell table:style-name="ce31" office:value-type="string" calcext:value-type="string">
            <text:p>troll_face2</text:p>
          </table:table-cell>
          <table:table-cell table:style-name="ce33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1" office:value-type="string" calcext:value-type="string">
            <text:p>troll_face1</text:p>
          </table:table-cell>
          <table:table-cell table:style-name="ce31" office:value-type="string" calcext:value-type="string">
            <text:p>troll_face2</text:p>
          </table:table-cell>
          <table:table-cell table:style-name="ce33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1" office:value-type="string" calcext:value-type="string">
            <text:p>troll_face1</text:p>
          </table:table-cell>
          <table:table-cell table:style-name="ce31" office:value-type="string" calcext:value-type="string">
            <text:p>troll_face2</text:p>
          </table:table-cell>
          <table:table-cell table:style-name="ce33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29" office:value-type="string" calcext:value-type="string">
            <text:p>str_255| agi_3| int_3| cha_3|level(63)</text:p>
          </table:table-cell>
          <table:table-cell table:style-name="ce29" office:value-type="string" calcext:value-type="string">
            <text:p>wp(2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1" office:value-type="string" calcext:value-type="string">
            <text:p>troll_face1</text:p>
          </table:table-cell>
          <table:table-cell table:style-name="ce31" office:value-type="string" calcext:value-type="string">
            <text:p>troll_face2</text:p>
          </table:table-cell>
          <table:table-cell table:style-name="ce33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2</text:p>
          </table:table-cell>
          <table:table-cell table:style-name="ce33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3|knows_power_throw_3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strike_4|knows_power_throw_4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horse_archery_2|knows_riding_4|knows_power_throw_3|knows_power_strike_4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horse_archery_3|knows_power_throw_4|knows_power_strike_4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5|knows_power_strike_3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shield_1|knows_power_strike_4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archery(110)|wp(100)</text:p>
          </table:table-cell>
          <table:table-cell table:style-name="ce29" office:value-type="string" calcext:value-type="string">
            <text:p>knows_riding_1|knows_athletics_5|knows_power_draw_4|knows_power_strike_2</text:p>
          </table:table-cell>
          <table:table-cell table:style-name="ce31" office:value-type="string" calcext:value-type="string">
            <text:p>orc_face9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archery(135)| wp(110)</text:p>
          </table:table-cell>
          <table:table-cell table:style-name="ce29" office:value-type="string" calcext:value-type="string">
            <text:p>knows_riding_1|knows_athletics_6|knows_power_draw_5|knows_power_strike_2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1" office:value-type="string" calcext:value-type="string">
            <text:p>orc_face9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4|knows_power_draw_4|knows_power_strike_2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str_7| agi_7| int_4| cha_4|level(7)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2</text:p>
          </table:table-cell>
          <table:table-cell table:style-name="ce33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29" office:value-type="string" calcext:value-type="string">
            <text:p>str_9| agi_8| int_4| cha_4|level(12)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4|knows_horse_archery_3</text:p>
          </table:table-cell>
          <table:table-cell table:style-name="ce31" office:value-type="string" calcext:value-type="string">
            <text:p>orc_face9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str_11| agi_9| int_4| cha_4|level(17)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4|knows_power_throw_4|knows_power_strike_4|knows_horse_archery_5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1" office:value-type="string" calcext:value-type="string">
            <text:p>orc_face4</text:p>
          </table:table-cell>
          <table:table-cell table:style-name="ce31" office:value-type="string" calcext:value-type="string">
            <text:p>orc_face9</text:p>
          </table:table-cell>
          <table:table-cell table:style-name="ce33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3</text:p>
          </table:table-cell>
          <table:table-cell table:style-name="ce31" office:value-type="string" calcext:value-type="string">
            <text:p>orc_face9</text:p>
          </table:table-cell>
          <table:table-cell table:style-name="ce31" office:value-type="string" calcext:value-type="string">
            <text:p>orc_face2</text:p>
          </table:table-cell>
          <table:table-cell table:style-name="ce33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4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draw_2|knows_power_throw_3|knows_power_strike_4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1" office:value-type="string" calcext:value-type="string">
            <text:p>orc_face9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6|knows_power_strike_6|knows_power_throw_5|knows_ironflesh_5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oria Chief, this troop is located below Gundabad in module_troops!</text:p>
          </table:table-cell>
          <table:table-cell table:style-name="ce7" table:number-columns-repeated="19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Moria Chief, this troop is located below Gundabad in module_troops!" calcext:value-type="string">
            <text:p>#Moria Chief, this troop is located below Gundabad in module_troops!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itm_m_uruk_heavy_g,itm_m_uruk_heavy_h,itm_m_uruk_heavy_i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power_strike_7|knows_ironflesh_10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5|knows_power_throw_2|knows_power_strike_1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2</text:p>
          </table:table-cell>
          <table:table-cell table:style-name="ce33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6|knows_power_draw_1|knows_power_throw_3|knows_power_strike_3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7|knows_power_draw_2|knows_power_throw_5|knows_power_strike_4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8|knows_power_throw_6|knows_power_strike_5|knows_ironflesh_4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10|knows_power_throw_6|knows_power_strike_7|knows_ironflesh_7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itm_orc_throwing_arrow,itm_orc_throwing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orc_shield_b,itm_warg_1c,itm_warg_1d,itm_warg_1b,itm_warg_1d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orc_shield_b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orc_shield_b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javelin,itm_orc_javelin,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orc_shield_b,itm_warg_1d,itm_warg_1b,itm_warg_1d,itm_wargarmored_3a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orc_shield_b,itm_warg_1d,itm_warg_1b,itm_warg_1d,itm_wargarmored_3a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orc_shield_b,itm_warg_1d,itm_warg_1b,itm_warg_1d,itm_wargarmored_3a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itm_orc_throwing_arrow,itm_orc_throwing_arrow,itm_orc_throwing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1" office:value-type="string" calcext:value-type="string">
            <text:p>orc_face9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riding_4|knows_power_strike_4|knows_ironflesh_4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_1c,itm_warg_1d,itm_warg_1b,itm_warg_1d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_1c,itm_warg_1d,itm_warg_1b,itm_warg_1d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</text:p>
          </table:table-cell>
          <table:table-cell table:style-name="ce18"/>
          <table:table-cell table:style-name="ce18" office:value-type="string" calcext:value-type="string">
            <text:p>itm_wargarmored_3a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riding_6|knows_power_strike_5|knows_ironflesh_6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wargarmored_3a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wargarmored_3a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>
            <text:p/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1|knows_athletics_1|knows_power_strike_1</text:p>
          </table:table-cell>
          <table:table-cell table:style-name="ce31" office:value-type="string" calcext:value-type="string">
            <text:p>mordor_man1</text:p>
          </table:table-cell>
          <table:table-cell table:style-name="ce31" office:value-type="string" calcext:value-type="string">
            <text:p>mordor_man2</text:p>
          </table:table-cell>
          <table:table-cell table:style-name="ce33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athletics_2|knows_shield_2|knows_power_strike_3|knows_ironflesh_3</text:p>
          </table:table-cell>
          <table:table-cell table:style-name="ce31" office:value-type="string" calcext:value-type="string">
            <text:p>mordor_man1</text:p>
          </table:table-cell>
          <table:table-cell table:style-name="ce31" office:value-type="string" calcext:value-type="string">
            <text:p>mordor_man2</text:p>
          </table:table-cell>
          <table:table-cell table:style-name="ce33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athletics_4|knows_shield_3|knows_power_strike_4|knows_ironflesh_4</text:p>
          </table:table-cell>
          <table:table-cell table:style-name="ce31" office:value-type="string" calcext:value-type="string">
            <text:p>mordor_man1</text:p>
          </table:table-cell>
          <table:table-cell table:style-name="ce31" office:value-type="string" calcext:value-type="string">
            <text:p>mordor_man2</text:p>
          </table:table-cell>
          <table:table-cell table:style-name="ce33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athletics_5|knows_shield_4|knows_power_strike_5|knows_ironflesh_5</text:p>
          </table:table-cell>
          <table:table-cell table:style-name="ce31" office:value-type="string" calcext:value-type="string">
            <text:p>mordor_man1</text:p>
          </table:table-cell>
          <table:table-cell table:style-name="ce31" office:value-type="string" calcext:value-type="string">
            <text:p>mordor_man2</text:p>
          </table:table-cell>
          <table:table-cell table:style-name="ce33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9|knows_shield_2|knows_power_strike_6|knows_power_throw_8|knows_ironflesh_7</text:p>
          </table:table-cell>
          <table:table-cell table:style-name="ce31" office:value-type="string" calcext:value-type="string">
            <text:p>mordor_man1</text:p>
          </table:table-cell>
          <table:table-cell table:style-name="ce31" office:value-type="string" calcext:value-type="string">
            <text:p>mordor_man2</text:p>
          </table:table-cell>
          <table:table-cell table:style-name="ce33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1" office:value-type="string" calcext:value-type="string">
            <text:p>mordor_man1</text:p>
          </table:table-cell>
          <table:table-cell table:style-name="ce31" office:value-type="string" calcext:value-type="string">
            <text:p>mordor_man2</text:p>
          </table:table-cell>
          <table:table-cell table:style-name="ce33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1" office:value-type="string" calcext:value-type="string">
            <text:p>mordor_man1</text:p>
          </table:table-cell>
          <table:table-cell table:style-name="ce31" office:value-type="string" calcext:value-type="string">
            <text:p>mordor_man2</text:p>
          </table:table-cell>
          <table:table-cell table:style-name="ce33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18" table:number-columns-repeated="1023" table:default-cell-style-name="ce35"/>
        <table:table-column table:style-name="co21" table:default-cell-style-name="ce35"/>
        <table:table-row table:style-name="ro6">
          <table:table-cell table:number-columns-repeated="7"/>
          <table:table-cell table:style-name="ce37" office:value-type="string" calcext:value-type="string">
            <text:p>Char 1</text:p>
          </table:table-cell>
          <table:table-cell table:style-name="ce37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2</text:p>
          </table:table-cell>
          <table:table-cell table:style-name="ce37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3</text:p>
          </table:table-cell>
          <table:table-cell table:style-name="ce37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4</text:p>
          </table:table-cell>
          <table:table-cell table:style-name="ce37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5</text:p>
          </table:table-cell>
          <table:table-cell table:style-name="ce37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6</text:p>
          </table:table-cell>
          <table:table-cell table:style-name="ce37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7</text:p>
          </table:table-cell>
          <table:table-cell table:style-name="ce37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.00.0000</text:date>, <text:time style:data-style-name="N2" text:time-value="16:24:43.1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initial-creator/>
    <dc:creator>Jöran Balks</dc:creator>
    <meta:creation-date>2018-01-09T20:56:58Z</meta:creation-date>
    <dc:date>2018-03-05T18:16:05.677000000</dc:date>
    <meta:editing-duration>PT4H53M50S</meta:editing-duration>
    <meta:editing-cycles>37</meta:editing-cycles>
    <meta:document-statistic meta:table-count="2" meta:cell-count="6569" meta:object-count="0"/>
  </office:meta>
</office:document-meta>
</file>